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0]-[.F2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1]-[.F2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22]-[.F22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23]-[.F23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23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9.982426179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9.9846396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0-01T10:56:20.796229512</dc:date>
    <dc:language>pt-PT</dc:language>
    <meta:editing-cycles>763</meta:editing-cycles>
    <meta:editing-duration>P2DT7H23M2S</meta:editing-duration>
    <meta:print-date>2025-01-10T10:51:14.964000000</meta:print-date>
    <meta:document-statistic meta:table-count="1" meta:cell-count="162" meta:object-count="0"/>
    <meta:user-defined meta:name="Info 0"/>
    <meta:user-defined meta:name="Info 1"/>
    <meta:user-defined meta:name="Info 2"/>
    <meta:user-defined meta:name="Info 3"/>
  </office:meta>
</office:document-meta>
</file>